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7c2" officeooo:paragraph-rsid="000857c2"/>
    </style:style>
    <style:style style:name="P2" style:family="paragraph" style:parent-style-name="Standard">
      <style:text-properties officeooo:rsid="000857c2" officeooo:paragraph-rsid="000eb4e4"/>
    </style:style>
    <style:style style:name="P3" style:family="paragraph" style:parent-style-name="Standard">
      <style:text-properties fo:color="#ce181e" officeooo:rsid="000857c2" officeooo:paragraph-rsid="000857c2"/>
    </style:style>
    <style:style style:name="P4" style:family="paragraph" style:parent-style-name="Standard">
      <style:text-properties fo:color="#ce181e" style:text-underline-style="none" officeooo:rsid="000857c2" officeooo:paragraph-rsid="000857c2"/>
    </style:style>
    <style:style style:name="P5" style:family="paragraph" style:parent-style-name="Standard">
      <style:text-properties fo:color="#ce181e" style:text-underline-style="none" officeooo:rsid="0011548c" officeooo:paragraph-rsid="0011548c"/>
    </style:style>
    <style:style style:name="P6" style:family="paragraph" style:parent-style-name="Standard">
      <style:text-properties fo:color="#ce181e" style:text-underline-style="none" fo:font-weight="normal" officeooo:rsid="000857c2" officeooo:paragraph-rsid="0012b103" style:font-weight-asian="normal" style:font-weight-complex="normal"/>
    </style:style>
    <style:style style:name="P7" style:family="paragraph" style:parent-style-name="Standard">
      <style:text-properties fo:color="#000000" style:text-underline-style="none" officeooo:rsid="000857c2" officeooo:paragraph-rsid="000f9824"/>
    </style:style>
    <style:style style:name="P8" style:family="paragraph" style:parent-style-name="Standard">
      <style:text-properties fo:color="#000000" style:text-underline-style="none" officeooo:rsid="000a1999" officeooo:paragraph-rsid="000a1999"/>
    </style:style>
    <style:style style:name="P9" style:family="paragraph" style:parent-style-name="Standard">
      <style:text-properties fo:color="#000000" style:text-underline-style="none" fo:font-weight="normal" officeooo:rsid="000857c2" officeooo:paragraph-rsid="000857c2" style:font-weight-asian="normal" style:font-weight-complex="normal"/>
    </style:style>
    <style:style style:name="P10" style:family="paragraph" style:parent-style-name="Standard">
      <style:text-properties fo:color="#000000" style:text-underline-style="none" fo:font-weight="normal" officeooo:rsid="000857c2" officeooo:paragraph-rsid="000f9824" style:font-weight-asian="normal" style:font-weight-complex="normal"/>
    </style:style>
    <style:style style:name="P11" style:family="paragraph" style:parent-style-name="Standard">
      <style:text-properties fo:color="#000000" style:text-underline-style="none" fo:font-weight="normal" officeooo:rsid="000a1999" officeooo:paragraph-rsid="000a1999" style:font-weight-asian="normal" style:font-weight-complex="normal"/>
    </style:style>
    <style:style style:name="P12" style:family="paragraph" style:parent-style-name="Standard">
      <style:text-properties fo:color="#000000" style:text-underline-style="none" fo:font-weight="normal" officeooo:rsid="000bbbfb" officeooo:paragraph-rsid="000a1999" style:font-weight-asian="normal" style:font-weight-complex="normal"/>
    </style:style>
    <style:style style:name="P13" style:family="paragraph" style:parent-style-name="Standard">
      <style:text-properties fo:color="#000000" style:text-underline-style="none" fo:font-weight="normal" officeooo:rsid="000bf448" officeooo:paragraph-rsid="000f9824" style:font-weight-asian="normal" style:font-weight-complex="normal"/>
    </style:style>
    <style:style style:name="P14" style:family="paragraph" style:parent-style-name="Standard">
      <style:text-properties fo:color="#000000" officeooo:rsid="000feb91" officeooo:paragraph-rsid="000feb91"/>
    </style:style>
    <style:style style:name="P15" style:family="paragraph" style:parent-style-name="Standard">
      <style:text-properties fo:color="#006c3b" style:text-underline-style="none" fo:font-weight="normal" officeooo:rsid="000857c2" officeooo:paragraph-rsid="000a1999" style:font-weight-asian="normal" style:font-weight-complex="normal"/>
    </style:style>
    <style:style style:name="P16" style:family="paragraph" style:parent-style-name="Standard">
      <style:text-properties fo:color="#006c3b" style:text-underline-style="none" fo:font-weight="normal" officeooo:rsid="000857c2" officeooo:paragraph-rsid="000f9824" style:font-weight-asian="normal" style:font-weight-complex="normal"/>
    </style:style>
    <style:style style:name="P17" style:family="paragraph" style:parent-style-name="Standard">
      <style:text-properties fo:color="#006c3b" style:text-underline-style="none" fo:font-weight="normal" officeooo:rsid="000857c2" officeooo:paragraph-rsid="0012b103" style:font-weight-asian="normal" style:font-weight-complex="normal"/>
    </style:style>
    <style:style style:name="P18" style:family="paragraph" style:parent-style-name="Standard">
      <style:text-properties fo:color="#21409a" style:text-underline-style="none" officeooo:rsid="000f146c" officeooo:paragraph-rsid="000f146c"/>
    </style:style>
    <style:style style:name="P19" style:family="paragraph" style:parent-style-name="Standard">
      <style:text-properties fo:color="#21409a" style:text-underline-style="none" fo:font-weight="normal" officeooo:rsid="00090263" officeooo:paragraph-rsid="00090263" style:font-weight-asian="normal" style:font-weight-complex="normal"/>
    </style:style>
    <style:style style:name="P20" style:family="paragraph" style:parent-style-name="Standard">
      <style:text-properties fo:color="#21409a" officeooo:rsid="000857c2" officeooo:paragraph-rsid="000857c2"/>
    </style:style>
    <style:style style:name="P21" style:family="paragraph" style:parent-style-name="Standard">
      <style:text-properties fo:color="#21409a" officeooo:rsid="000feb91" officeooo:paragraph-rsid="000feb91"/>
    </style:style>
    <style:style style:name="P22" style:family="paragraph" style:parent-style-name="Standard" style:list-style-name="L1">
      <style:text-properties fo:color="#000000" style:text-underline-style="none" fo:font-weight="normal" officeooo:rsid="0012b103" officeooo:paragraph-rsid="0012b103" style:font-weight-asian="normal" style:font-weight-complex="normal"/>
    </style:style>
    <style:style style:name="P23" style:family="paragraph" style:parent-style-name="Standard" style:list-style-name="L3">
      <style:text-properties fo:color="#000000" style:text-underline-style="none" fo:font-weight="normal" officeooo:rsid="0012b103" officeooo:paragraph-rsid="0012b103" style:font-weight-asian="normal" style:font-weight-complex="normal"/>
    </style:style>
    <style:style style:name="P24" style:family="paragraph" style:parent-style-name="Standard" style:list-style-name="L2">
      <style:text-properties fo:color="#000000" style:text-underline-style="none" fo:font-weight="normal" officeooo:rsid="00133a74" officeooo:paragraph-rsid="00133a74" style:font-weight-asian="normal" style:font-weight-complex="normal"/>
    </style:style>
    <style:style style:name="P25" style:family="paragraph" style:parent-style-name="Standard">
      <style:text-properties fo:color="#000000" style:text-underline-style="none" fo:font-weight="normal" officeooo:rsid="00090263" officeooo:paragraph-rsid="00149b4b" style:font-weight-asian="normal" style:font-weight-complex="normal"/>
    </style:style>
    <style:style style:name="P26" style:family="paragraph" style:parent-style-name="Standard">
      <style:text-properties fo:color="#000000" style:text-underline-style="none" fo:font-weight="normal" officeooo:rsid="0015c973" officeooo:paragraph-rsid="0015c973" style:font-weight-asian="normal" style:font-weight-complex="normal"/>
    </style:style>
    <style:style style:name="P27" style:family="paragraph" style:parent-style-name="Standard" style:list-style-name="L6">
      <style:text-properties fo:color="#000000" style:text-underline-style="none" fo:font-weight="normal" officeooo:rsid="0015c973" officeooo:paragraph-rsid="0015c973" style:font-weight-asian="normal" style:font-weight-complex="normal"/>
    </style:style>
    <style:style style:name="P28" style:family="paragraph" style:parent-style-name="Standard">
      <style:text-properties fo:color="#000000" style:text-underline-style="none" officeooo:rsid="000857c2" officeooo:paragraph-rsid="000a1999"/>
    </style:style>
    <style:style style:name="P29" style:family="paragraph" style:parent-style-name="Standard">
      <style:text-properties fo:color="#21409a" style:text-underline-style="none" fo:font-weight="normal" officeooo:rsid="00090263" officeooo:paragraph-rsid="00149b4b" style:font-weight-asian="normal" style:font-weight-complex="normal"/>
    </style:style>
    <style:style style:name="P30" style:family="paragraph" style:parent-style-name="Standard">
      <style:text-properties fo:color="#21409a" style:text-underline-style="none" fo:font-weight="normal" officeooo:rsid="00090263" officeooo:paragraph-rsid="0015c973" style:font-weight-asian="normal" style:font-weight-complex="normal"/>
    </style:style>
    <style:style style:name="P31" style:family="paragraph" style:parent-style-name="Standard">
      <style:text-properties officeooo:paragraph-rsid="00149b4b"/>
    </style:style>
    <style:style style:name="P32" style:family="paragraph" style:parent-style-name="Standard" style:list-style-name="L5">
      <style:text-properties officeooo:rsid="00149b4b" officeooo:paragraph-rsid="00149b4b"/>
    </style:style>
    <style:style style:name="P33" style:family="paragraph" style:parent-style-name="Standard" style:list-style-name="L5">
      <style:text-properties officeooo:rsid="0015c973" officeooo:paragraph-rsid="0015c973"/>
    </style:style>
    <style:style style:name="P34" style:family="paragraph" style:parent-style-name="Standard">
      <style:text-properties officeooo:rsid="0015c973" officeooo:paragraph-rsid="0015c973"/>
    </style:style>
    <style:style style:name="T1" style:family="text">
      <style:text-properties fo:font-weight="normal" style:font-weight-asian="normal" style:font-weight-complex="normal"/>
    </style:style>
    <style:style style:name="T2" style:family="text">
      <style:text-properties fo:font-weight="normal" officeooo:rsid="00090263" style:font-weight-asian="normal" style:font-weight-complex="normal"/>
    </style:style>
    <style:style style:name="T3" style:family="text">
      <style:text-properties fo:font-weight="normal" officeooo:rsid="000a1999" style:font-weight-asian="normal" style:font-weight-complex="normal"/>
    </style:style>
    <style:style style:name="T4" style:family="text">
      <style:text-properties fo:font-weight="normal" officeooo:rsid="000bbbfb" style:font-weight-asian="normal" style:font-weight-complex="normal"/>
    </style:style>
    <style:style style:name="T5" style:family="text">
      <style:text-properties fo:font-weight="normal" officeooo:rsid="000bf448" style:font-weight-asian="normal" style:font-weight-complex="normal"/>
    </style:style>
    <style:style style:name="T6" style:family="text">
      <style:text-properties fo:color="#000000" fo:font-weight="normal" style:font-weight-asian="normal" style:font-weight-complex="normal"/>
    </style:style>
    <style:style style:name="T7" style:family="text">
      <style:text-properties fo:color="#000000" fo:font-weight="normal" officeooo:rsid="000bf448" style:font-weight-asian="normal" style:font-weight-complex="normal"/>
    </style:style>
    <style:style style:name="T8" style:family="text">
      <style:text-properties fo:color="#000000" fo:font-weight="normal" officeooo:rsid="0012b103" style:font-weight-asian="normal" style:font-weight-complex="normal"/>
    </style:style>
    <style:style style:name="T9" style:family="text">
      <style:text-properties fo:color="#000000" style:text-underline-style="solid" style:text-underline-width="auto" style:text-underline-color="font-color" officeooo:rsid="000bbbfb"/>
    </style:style>
    <style:style style:name="T10" style:family="text">
      <style:text-properties fo:color="#000000" style:text-underline-style="solid" style:text-underline-width="auto" style:text-underline-color="font-color" officeooo:rsid="000eb4e4"/>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fo:font-weight="normal" officeooo:rsid="00090263" style:font-weight-asian="normal" style:font-weight-complex="normal"/>
    </style:style>
    <style:style style:name="T13" style:family="text">
      <style:text-properties fo:color="#000000" style:text-underline-style="none" fo:font-weight="normal" officeooo:rsid="00149b4b" style:font-weight-asian="normal" style:font-weight-complex="normal"/>
    </style:style>
    <style:style style:name="T14" style:family="text">
      <style:text-properties officeooo:rsid="000bbbfb"/>
    </style:style>
    <style:style style:name="T15" style:family="text">
      <style:text-properties officeooo:rsid="000eb4e4"/>
    </style:style>
    <style:style style:name="T16" style:family="text">
      <style:text-properties fo:color="#e3d200"/>
    </style:style>
    <style:style style:name="T17" style:family="text">
      <style:text-properties officeooo:rsid="00149b4b"/>
    </style:style>
    <style:style style:name="T18" style:family="text">
      <style:text-properties fo:font-style="normal" officeooo:rsid="0015c973" style:font-style-asian="normal" style:font-style-complex="normal"/>
    </style:style>
    <style:style style:name="T19" style:family="text">
      <style:text-properties fo:color="#21409a"/>
    </style:style>
    <style:style style:name="T20" style:family="text">
      <style:text-properties fo:color="#21409a" officeooo:rsid="000bbbfb"/>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TTENZIONE!!!</text:p>
      <text:p text:style-name="P14">Occorre aggiungere per ogni risorsa in cache un LOCK tale per cui è possibile scrivere e leggere senza problemi di inconsistenza.</text:p>
      <text:p text:style-name="P20">A livello L2 la nostra politica di cache è la seguente:</text:p>
      <text:p text:style-name="P2">- Se si riceve una richiesta di retrieve dal database questa viene effettuata e la risorsa si salva anche in cache specificando <text:span text:style-name="T15">come </text:span>timestamp <text:span text:style-name="T15">quello </text:span>di fine trasferimento (ovvero quando il file è già stato salvato nella mappa), nel mentre che si riceve la risorsa <text:span text:style-name="T15">la</text:span> si spedisce anche al proxy frontend </text:p>
      <text:p text:style-name="P1">- <text:span text:style-name="T14">Se si riceve una richiesta di retrieve in cache si va a vedere se la risorsa è disponibile e se il timestamp non è “</text:span><text:span text:style-name="T9">troppo </text:span><text:span text:style-name="T10">(da specificare)</text:span><text:span text:style-name="T14">” datato:</text:span></text:p>
      <text:p text:style-name="P1"><text:tab/>- <text:span text:style-name="T14">se non è troppo datato lo vado ad inviare a chi me lo ha chiesto e vado ad aggiornare <text:s/><text:tab/>(reinserendo) il timestamp della cache;</text:span></text:p>
      <text:p text:style-name="P1"><text:tab/>- <text:span text:style-name="T14">se non c’è rispondo not found;</text:span></text:p>
      <text:p text:style-name="P1"><text:tab/>- <text:span text:style-name="T14">se è troppo datato rispondo not found (per il livello proxy, per avere un load balancing <text:tab/>decente, quando andrà a chiedere in_database a qualche server della cache lo sceglierà a <text:tab/>RANDOM(1,n) dove n=|{server cache}|</text:span></text:p>
      <text:p text:style-name="P3">COSE CHE NON GESTIAMO: </text:p>
      <text:p text:style-name="P9">- morte della connessione fra database e server cache (ex L2)</text:p>
      <text:p text:style-name="P9">- morte del server di cache nell’intervallo fra salvataggio fisico e virtuale in cacheVids</text:p>
      <text:p text:style-name="P4"><text:span text:style-name="T6">- </text:span><text:span text:style-name="T7">sistemare connectionThread</text:span></text:p>
      <text:p text:style-name="P16">PROPOSTE:</text:p>
      <text:p text:style-name="P10">- politica di bootstrap</text:p>
      <text:p text:style-name="P7"><text:span text:style-name="T1">- </text:span><text:span text:style-name="T2">quando muore il proxy si continua a salvare la risorsa sperando che qualcuno necessiti in futuro della risorsa.</text:span></text:p>
      <text:p text:style-name="P13">- </text:p>
      <text:p text:style-name="P18"><text:span text:style-name="T5">G</text:span><text:span text:style-name="T1">ARBAGE COLLECTION LIVELLO L2</text:span></text:p>
      <text:p text:style-name="P5"><text:span text:style-name="T7">A </text:span><text:span text:style-name="T6">regime si sveglia ogni SLEEP_TIME (possibilmente array con tempi diversi per analisi di banda diverse per fascia oraria) prende il lock sulla mappa e per ogni risorsa vado a vedere se posso prenderne il lock per verificare il timestamp, se troppo vecchia la elimino altrimenti passo avanti.</text:span></text:p>
      <text:p text:style-name="P5"><text:span text:style-name="T6">Quando il livello di memoria occupata all’interno della cache supera il </text:span><text:span text:style-name="T8">DA_DECIDERE</text:span><text:span text:style-name="T6">% il comportamento cambia ovvero:</text:span></text:p>
      <text:list xml:id="list862065112" text:style-name="L1">
        <text:list-item>
          <text:p text:style-name="P22">prendo sempre il lock della mappa e scorro le risorse, se dopo la prima scansione delle risorse non ho liberato sufficiente spazio allora</text:p>
        </text:list-item>
        <text:list-item>
          <text:p text:style-name="P22">rieseguo lo step precedente fino a completamento dell’operazione ovvero arrivo sotto il DA_DECIDERE-DA_DECIDERE1% di memoria</text:p>
        </text:list-item>
      </text:list>
      <text:p text:style-name="P6">COSE CHE NON GESTIAMO: </text:p>
      <text:list xml:id="list2285423866" text:style-name="L2">
        <text:list-item>
          <text:p text:style-name="P24">Drift</text:p>
        </text:list-item>
      </text:list>
      <text:p text:style-name="P17">PROPOSTE:</text:p>
      <text:list xml:id="list1211275182" text:style-name="L3">
        <text:list-item>
          <text:p text:style-name="P23">farlo dinamico.. in futuro..</text:p>
        </text:list-item>
      </text:list>
      <text:p text:style-name="P19">LIVELLO DATABASE – SALVATAGGIO RISORSE</text:p>
      <text:p text:style-name="P11"><text:span text:style-name="T16">ASSUMPTION: </text:span>La struttura gerarchica utilizza path con locazione relativa s.t. chiedere a diversi nodi porti comunque al reperimento della risorsa se questa è presente.</text:p>
      <text:p text:style-name="P8"><text:span text:style-name="T4">A</text:span><text:span text:style-name="T1">ll’interno della tabella vid_path le risorse vengono memorizzate con l’ID alfanumerico </text:span><text:span text:style-name="T4">e quindi non con il nome del video (nome dato da chi fa l’upload).</text:span></text:p>
      <text:p text:style-name="P12"/>
      <text:p text:style-name="P15">PROPOSTE:</text:p>
      <text:p text:style-name="P28"><text:span text:style-name="T1">- </text:span><text:span text:style-name="T3">modificare le varie tabelle per progettare un database sensato che consente </text:span><text:span text:style-name="T4">di avere l’informazione non solo dell’ID ma anche del nome dei vari video con le loro molteplici estensioni</text:span></text:p>
      <text:p text:style-name="P28"><text:span text:style-name="T4"/></text:p>
      <text:p text:style-name="P29"><text:span text:style-name="T14">LIVELLO INTERMEDIO – SALVATAGGIO SERVER L2ATTIVI</text:span></text:p>
      <text:p text:style-name="P25">- <text:span text:style-name="T17">ad ogni boot di un server L2, questo va a registrarsi su una apposita tabella sul database passando per il ManageConnections (da definire)</text:span></text:p>
      <text:p text:style-name="P31"><text:span text:style-name="T12">- </text:span><text:span text:style-name="T13">vi è un livello intermedio fra L2 e Frontend che si occupa delle seguenti cose:</text:span></text:p>
      <text:list xml:id="list1206660751" text:style-name="L5">
        <text:list-item>
          <text:p text:style-name="P32"><text:soft-page-break/><text:span text:style-name="T11">periodicamente prende la lista di tutti i server L2 e la pinga per sapere chi è ancora vivo, se tutti sono vivi ok altrimenti elimina la entry di quel server dalla tabella. (quindi ci deve essere dalla parte della cache un thread che risponde in qualche delta(t))</text:span></text:p>
        </text:list-item>
        <text:list-item>
          <text:p text:style-name="P33"><text:span text:style-name="T11">risponde su richiesta dei proxy frontend inviando la lista dei server L2 attivi “che gestiscono una determinata partizione del dominio degli ID”</text:span></text:p>
        </text:list-item>
      </text:list>
      <text:p text:style-name="P34"><text:span text:style-name="T11"/></text:p>
      <text:p text:style-name="P30"><text:span text:style-name="T14">LIVELLO </text:span><text:span text:style-name="T18">INTERMEDIO DATABASE</text:span><text:span text:style-name="T14"> – SALVATAGGIO SERVER L2 DATABASE</text:span></text:p>
      <text:p text:style-name="P26">Questa classe opera a livello di database per registrare i server di cache attivi nei seguenti modi:</text:p>
      <text:list xml:id="list2949732806" text:style-name="L6">
        <text:list-item>
          <text:p text:style-name="P27">dopo una richiesta da parte del server L2 appena creato registra quest’ultimo in una apposita tabella</text:p>
        </text:list-item>
        <text:list-item>
          <text:p text:style-name="P27">dopo una richiesta da parte del proxyFrontend<text:span text:style-name="T20"> </text:span>fornisce la lista dei server L2 attivi “che gestiscono una determinata partizione del dominio degli I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7:57:01.678609513</meta:creation-date>
    <dc:date>2019-04-08T15:06:52.677097170</dc:date>
    <meta:editing-duration>PT1H25M44S</meta:editing-duration>
    <meta:editing-cycles>5</meta:editing-cycles>
    <meta:generator>LibreOffice/6.0.7.3$Linux_X86_64 LibreOffice_project/00m0$Build-3</meta:generator>
    <meta:document-statistic meta:table-count="0" meta:image-count="0" meta:object-count="0" meta:page-count="2" meta:paragraph-count="39" meta:word-count="623" meta:character-count="3792" meta:non-whitespace-character-count="3202"/>
  </office:meta>
</office:document-meta>
</file>